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argoyle Serif" svg:font-family="'Gargoyle Serif'" style:font-family-generic="roman" style:font-pitch="variable"/>
    <style:font-face style:name="Gargoyle Serif1" svg:font-family="'Gargoyle Serif'" style:font-adornments="Corsivo Grassetto" style:font-family-generic="roman" style:font-pitch="variable"/>
    <style:font-face style:name="Gargoyle Serif2" svg:font-family="'Gargoyle Serif'" style:font-adornments="Normale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665f6"/>
    </style:style>
    <style:style style:name="P2" style:family="paragraph" style:parent-style-name="Title">
      <style:text-properties style:font-name="Gargoyle Serif"/>
    </style:style>
    <style:style style:name="P3" style:family="paragraph" style:parent-style-name="Text_20_body">
      <style:text-properties officeooo:rsid="00181489" officeooo:paragraph-rsid="00181489"/>
    </style:style>
    <style:style style:name="P4" style:family="paragraph" style:parent-style-name="Text_20_body">
      <style:text-properties officeooo:rsid="001982d7" officeooo:paragraph-rsid="001982d7"/>
    </style:style>
    <style:style style:name="P5" style:family="paragraph" style:parent-style-name="Text_20_body">
      <style:text-properties officeooo:rsid="001982d7" officeooo:paragraph-rsid="001ab4dd"/>
    </style:style>
    <style:style style:name="P6" style:family="paragraph" style:parent-style-name="Text_20_body">
      <style:text-properties officeooo:rsid="001ab4dd" officeooo:paragraph-rsid="001ab4dd"/>
    </style:style>
    <style:style style:name="P7" style:family="paragraph" style:parent-style-name="Text_20_body">
      <style:text-properties officeooo:rsid="001b59d1" officeooo:paragraph-rsid="001b59d1"/>
    </style:style>
    <style:style style:name="P8" style:family="paragraph" style:parent-style-name="Text_20_body">
      <style:text-properties officeooo:rsid="001c33e7" officeooo:paragraph-rsid="001c33e7"/>
    </style:style>
    <style:style style:name="P9" style:family="paragraph" style:parent-style-name="Text_20_body">
      <style:paragraph-properties fo:text-align="center" style:justify-single-word="false"/>
      <style:text-properties officeooo:paragraph-rsid="001665f6"/>
    </style:style>
    <style:style style:name="P10" style:family="paragraph" style:parent-style-name="Text_20_body">
      <style:text-properties officeooo:rsid="001e6dec" officeooo:paragraph-rsid="001e6dec"/>
    </style:style>
    <style:style style:name="P11" style:family="paragraph" style:parent-style-name="Text_20_body">
      <style:text-properties officeooo:rsid="001f483a" officeooo:paragraph-rsid="001f483a"/>
    </style:style>
    <style:style style:name="P12" style:family="paragraph" style:parent-style-name="Heading_20_2">
      <style:paragraph-properties fo:text-align="center" style:justify-single-word="false"/>
      <style:text-properties style:font-name="Gargoyle Serif" fo:font-style="italic" officeooo:paragraph-rsid="001665f6" style:font-style-asian="italic" style:font-style-complex="italic"/>
    </style:style>
    <style:style style:name="P13" style:family="paragraph" style:parent-style-name="Heading_20_4">
      <style:text-properties fo:font-size="11pt" style:font-size-asian="11pt" style:font-size-complex="11pt"/>
    </style:style>
    <style:style style:name="P14" style:family="paragraph" style:parent-style-name="Heading_20_4">
      <style:text-properties officeooo:paragraph-rsid="0021a835"/>
    </style:style>
    <style:style style:name="P15" style:family="paragraph" style:parent-style-name="Text_20_body">
      <style:paragraph-properties fo:text-align="start" style:justify-single-word="false"/>
      <style:text-properties style:font-name="Gargoyle Serif" fo:font-style="normal" officeooo:rsid="001fe6ad" officeooo:paragraph-rsid="001fe6ad" style:font-style-asian="normal" style:font-style-complex="normal"/>
    </style:style>
    <style:style style:name="P16" style:family="paragraph" style:parent-style-name="Text_20_body">
      <style:text-properties officeooo:rsid="001f483a" officeooo:paragraph-rsid="001f483a"/>
    </style:style>
    <style:style style:name="P17" style:family="paragraph" style:parent-style-name="Text_20_body">
      <style:text-properties officeooo:rsid="0021a835" officeooo:paragraph-rsid="0021a835"/>
    </style:style>
    <style:style style:name="P18" style:family="paragraph" style:parent-style-name="Text_20_body">
      <style:text-properties officeooo:rsid="001c33e7" officeooo:paragraph-rsid="0021a835"/>
    </style:style>
    <style:style style:name="P19" style:family="paragraph" style:parent-style-name="Text_20_body">
      <style:text-properties officeooo:rsid="001b59d1" officeooo:paragraph-rsid="0021a835"/>
    </style:style>
    <style:style style:name="T1" style:family="text">
      <style:text-properties style:font-name="Gargoyle Serif" fo:font-style="normal" officeooo:rsid="001665f6" style:font-style-asian="normal" style:font-style-complex="normal"/>
    </style:style>
    <style:style style:name="T2" style:family="text">
      <style:text-properties style:font-name="Gargoyle Serif" fo:font-style="italic" style:font-style-asian="italic" style:font-style-complex="italic"/>
    </style:style>
    <style:style style:name="T3" style:family="text">
      <style:text-properties officeooo:rsid="00181489"/>
    </style:style>
    <style:style style:name="T4" style:family="text">
      <style:text-properties officeooo:rsid="001ab4dd"/>
    </style:style>
    <style:style style:name="T5" style:family="text">
      <style:text-properties officeooo:rsid="001c33e7"/>
    </style:style>
    <style:style style:name="T6" style:family="text">
      <style:text-properties officeooo:rsid="0021a8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reakfast in the Dolomites</text:p>
      <text:h text:style-name="P12" text:outline-level="2">a simple walkthrought</text:h>
      <text:p text:style-name="P9"><text:span text:style-name="T2"/></text:p>
      <text:p text:style-name="P15">The following is a short list of actions that must be taken to complete the game. <text:line-break/>You can also ask the characters questions about objects in the game, the weather, the surroundings.<text:line-break/>You can go to the buffet as often as you like, or call a waiter to your table to order more hot drinks.</text:p>
      <text:h text:style-name="P13" text:outline-level="4">Leaving the car</text:h>
      <text:p text:style-name="Text_20_body">Remember to take the key from the car dashboard.</text:p>
      <text:p text:style-name="Text_20_body">Remember to take the luggage.</text:p>
      <text:p text:style-name="Text_20_body">Close <text:span text:style-name="T3">and lock</text:span> the car.</text:p>
      <text:p text:style-name="Text_20_body">Go to the garden.</text:p>
      <text:h text:style-name="Heading_20_4" text:outline-level="4">In the garden</text:h>
      <text:p text:style-name="P3">A beautiful place where to kiss your girlfriend.</text:p>
      <text:h text:style-name="Heading_20_4" text:outline-level="4">The morning after</text:h>
      <text:p text:style-name="Text_20_body">Greet the receptionist.</text:p>
      <text:p text:style-name="Text_20_body">Go east to the dining room.</text:p>
      <text:h text:style-name="Heading_20_4" text:outline-level="4">First access to the dining room</text:h>
      <text:p text:style-name="P3">Greet a waiter.</text:p>
      <text:p text:style-name="P3">If you are carrying the room key put it in a pocket.</text:p>
      <text:p text:style-name="P3">Sit down on the bench.</text:p>
      <text:p text:style-name="P3">When a waiter arrives order the hot drink of your choice.</text:p>
      <text:p text:style-name="P3">While waiting for the hot drink go north to the buffet.</text:p>
      <text:h text:style-name="Heading_20_4" text:outline-level="4">Food from the buffet</text:h>
      <text:p text:style-name="P4">(remember you have a carrying capacity of only three items, <text:span text:style-name="T5">over a plate you can place a maximum of ten items</text:span>)</text:p>
      <text:p text:style-name="P4">Take a dish.</text:p>
      <text:p text:style-name="P4">Put <text:span text:style-name="T4">a few</text:span> slices of bread on the dish.</text:p>
      <text:p text:style-name="P5">Put <text:span text:style-name="T4">a few</text:span> knobs of butter on the dish (if you like).</text:p>
      <text:p text:style-name="P4">Put a few portions of jam on the plate (if you like).</text:p>
      <text:p text:style-name="P4">Put some slices of meat <text:span text:style-name="T4">on the dish</text:span> (again, if you like).</text:p>
      <text:h text:style-name="Heading_20_4" text:outline-level="4">Cooked egg</text:h>
      <text:p text:style-name="P4">Greet the cook.</text:p>
      <text:p text:style-name="P4">Choose the type of preparation you prefer.</text:p>
      <text:p text:style-name="P6">When your egg is ready, take the plate the cook hands you.</text:p>
      <text:p text:style-name="P6">Don’t forget to thank the cook.</text:p>
      <text:h text:style-name="Heading_20_4" text:outline-level="4"><text:soft-page-break/>Cold drinks</text:h>
      <text:p text:style-name="P7">Find a glass, asking the cook for it can help.</text:p>
      <text:p text:style-name="P7">Open the drawers.</text:p>
      <text:p text:style-name="P7">Take a glass.</text:p>
      <text:p text:style-name="P7">Fill the glass with the drink of your choice.</text:p>
      <text:h text:style-name="Heading_20_4" text:outline-level="4">Drinking hot drink</text:h>
      <text:p text:style-name="Text_20_body">When the waiter returns with the ordered hot drink, drink it.</text:p>
      <text:p text:style-name="P8">(If you have ordered a tea with lemon or milk pour the content of the pot in the tea <text:span text:style-name="T6">before eating</text:span>.)</text:p>
      <text:h text:style-name="Heading_20_4" text:outline-level="4">Spreading butter and jam</text:h>
      <text:p text:style-name="P10">Spread butter on a slice of bread (if you have got the bread).</text:p>
      <text:p text:style-name="P10">Open the jam jar.</text:p>
      <text:p text:style-name="P10">Spread the jam on the bread (buttered or not at you choice).</text:p>
      <text:p text:style-name="P10">Put the empty jar in the can.</text:p>
      <text:p text:style-name="P10">Eat the slice of bread. </text:p>
      <text:h text:style-name="Heading_20_4" text:outline-level="4">Stuff bread with meat or cheese</text:h>
      <text:p text:style-name="P11">Put the meat or the cheese on a slice of bread.</text:p>
      <text:p text:style-name="P11">Eat the slice of bread.</text:p>
      <text:h text:style-name="Heading_20_4" text:outline-level="4">Monica ask you to bring her a vegetble juice</text:h>
      <text:p text:style-name="P17">No choice, answer yes.</text:p>
      <text:h text:style-name="P14" text:outline-level="4">The juicer</text:h>
      <text:p text:style-name="P19">Take a glass (if you don’t find it, ask the cook).</text:p>
      <text:p text:style-name="P19">Put the glass in the <text:span text:style-name="T5">juicer.</text:span></text:p>
      <text:p text:style-name="P19">Choose a vagetable and put it on the cutting board.</text:p>
      <text:p text:style-name="P19">Cut the vegetable with the knife.</text:p>
      <text:p text:style-name="P19">Open the juicer.</text:p>
      <text:p text:style-name="P19">Put the chopped vegetable in the juicer.</text:p>
      <text:p text:style-name="P18">Switch on the juicer.</text:p>
      <text:p text:style-name="P18">Wait until no more juice goes down in the glass.</text:p>
      <text:p text:style-name="P18">Switch off the juicer.</text:p>
      <text:p text:style-name="P18">Take the glass.</text:p>
      <text:p text:style-name="Text_20_body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argoyle Serif" svg:font-family="'Gargoyle Serif'" style:font-family-generic="roman" style:font-pitch="variable"/>
    <style:font-face style:name="Gargoyle Serif1" svg:font-family="'Gargoyle Serif'" style:font-adornments="Corsivo Grassetto" style:font-family-generic="roman" style:font-pitch="variable"/>
    <style:font-face style:name="Gargoyle Serif2" svg:font-family="'Gargoyle Serif'" style:font-adornments="Normale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style:font-name="Gargoyle Serif2" fo:font-family="'Gargoyle Serif'" style:font-style-name="Normale" style:font-family-generic="roman" style:font-pitch="variable" fo:font-size="9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499cm" fo:margin-bottom="0cm" style:contextual-spacing="false" style:page-number="auto"/>
      <style:text-properties style:font-name="Gargoyle Serif1" fo:font-family="'Gargoyle Serif'" style:font-style-name="Corsivo Grassetto" style:font-family-generic="roman" style:font-pitch="variable" fo:font-size="11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3T12:39:59.969000000</meta:creation-date>
    <dc:date>2024-04-21T21:07:22.512000000</dc:date>
    <meta:editing-duration>PT34M38S</meta:editing-duration>
    <meta:editing-cycles>6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61" meta:word-count="470" meta:character-count="2351" meta:non-whitespace-character-count="1940"/>
  </office:meta>
</office:document-meta>
</file>